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1.4154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1.3189in"/>
    </style:style>
    <style:style style:name="co18" style:family="table-column">
      <style:table-column-properties fo:break-before="auto" style:column-width="0.9in"/>
    </style:style>
    <style:style style:name="co19" style:family="table-column">
      <style:table-column-properties fo:break-before="auto" style:column-width="0.3965in"/>
    </style:style>
    <style:style style:name="co20" style:family="table-column">
      <style:table-column-properties fo:break-before="auto" style:column-width="0.4071in"/>
    </style:style>
    <style:style style:name="co21" style:family="table-column">
      <style:table-column-properties fo:break-before="auto" style:column-width="0.9429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0.5681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1.672in"/>
    </style:style>
    <style:style style:name="co26" style:family="table-column">
      <style:table-column-properties fo:break-before="auto" style:column-width="1.822in"/>
    </style:style>
    <style:style style:name="co27" style:family="table-column">
      <style:table-column-properties fo:break-before="auto" style:column-width="1.2327in"/>
    </style:style>
    <style:style style:name="co28" style:family="table-column">
      <style:table-column-properties fo:break-before="auto" style:column-width="1.2646in"/>
    </style:style>
    <style:style style:name="co29" style:family="table-column">
      <style:table-column-properties fo:break-before="auto" style:column-width="1.5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  <style:text-properties style:text-position=""/>
    </style:style>
    <style:style style:name="ce14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</office:automatic-styles>
  <office:body>
    <office:spreadsheet>
      <table:table table:name="Motor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401-2002-1-ND</text:p>
          </table:table-cell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10">
            <text:p>10</text:p>
          </table:table-cell>
          <table:table-cell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I2]*[.L2]" office:value-type="float" office:value="0.44">
            <text:p>0.44</text:p>
          </table:table-cell>
          <table:table-cell table:formula="of:=[.L2]*[.K2]"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O2]*[.K2]" office:value-type="float" office:value="0.402">
            <text:p>0.4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KL05Z32VFK4-ND</text:p>
          </table:table-cell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91">
            <text:p>1.91</text:p>
          </table:table-cell>
          <table:table-cell office:value-type="float" office:value="10">
            <text:p>10</text:p>
          </table:table-cell>
          <table:table-cell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I8]*[.L8]" office:value-type="float" office:value="1.91">
            <text:p>1.91</text:p>
          </table:table-cell>
          <table:table-cell table:formula="of:=[.L8]*[.K8]"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O8]*[.K8]" office:value-type="float" office:value="1.802">
            <text:p>1.8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uC Resources" table:style-name="ta1">
        <table:table-column table:style-name="co15" table:default-cell-style-name="ce2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/D5</text:p>
          </table:table-cell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_3.0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/D3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/PTB2</text:p>
          </table:table-cell>
          <table:table-cell table:style-name="ce5" office:value-type="string">
            <text:p>A0/D0-RX</text:p>
          </table:table-cell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7"/>
        </table:table-row>
        <table:table-row table:style-name="ro2" table:number-rows-repeated="104854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amera BOM" table:style-name="ta1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535-11728-1-ND</text:p>
          </table:table-cell>
          <table:table-cell office:value-type="string">
            <text:p>Abracon Corporation</text:p>
          </table:table-cell>
          <table:table-cell office:value-type="string">
            <text:p>ASDMB-24.000MHZ-LC-T</text:p>
          </table:table-cell>
          <table:table-cell office:value-type="string">
            <text:p>24MHz Oscillator</text:p>
          </table:table-cell>
          <table:table-cell office:value-type="string">
            <text:p>4-SM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23">
            <text:p>1.23</text:p>
          </table:table-cell>
          <table:table-cell office:value-type="float" office:value="10">
            <text:p>10</text:p>
          </table:table-cell>
          <table:table-cell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L2]*[.I2]" office:value-type="float" office:value="1.23">
            <text:p>1.23</text:p>
          </table:table-cell>
          <table:table-cell table:formula="of:=[.K2]*[.L2]" office:value-type="float" office:value="1.089">
            <text:p>1.0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8521-1-ND</text:p>
          </table:table-cell>
          <table:table-cell office:value-type="string">
            <text:p>Texas Instruments</text:p>
          </table:table-cell>
          <table:table-cell office:value-type="string">
            <text:p>SN74LVC541APWR</text:p>
          </table:table-cell>
          <table:table-cell office:value-type="string">
            <text:p>8-bit Transceiver</text:p>
          </table:table-cell>
          <table:table-cell office:value-type="string">
            <text:p>20-TSSO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L3]*[.I3]" office:value-type="float" office:value="1.18">
            <text:p>1.18</text:p>
          </table:table-cell>
          <table:table-cell table:formula="of:=[.K3]*[.L3]" office:value-type="float" office:value="0.8664">
            <text:p>0.86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4]*[.L4]" office:value-type="float" office:value="0.68">
            <text:p>0.68</text:p>
          </table:table-cell>
          <table:table-cell table:formula="of:=[.L4]*[.K4]" office:value-type="float" office:value="0.4552">
            <text:p>0.45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84-1019-1-ND</text:p>
          </table:table-cell>
          <table:table-cell office:value-type="string">
            <text:p>OmniVision Technologies</text:p>
          </table:table-cell>
          <table:table-cell office:value-type="string">
            <text:p>OVM7690-R20A</text:p>
          </table:table-cell>
          <table:table-cell office:value-type="string">
            <text:p>Camera</text:p>
          </table:table-cell>
          <table:table-cell office:value-type="string">
            <text:p>20-CSP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float" office:value="7.98">
            <text:p>7.98</text:p>
          </table:table-cell>
          <table:table-cell office:value-type="float" office:value="10">
            <text:p>10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formula="of:=[.I5]*[.L5]" office:value-type="float" office:value="7.98">
            <text:p>7.98</text:p>
          </table:table-cell>
          <table:table-cell table:formula="of:=[.L5]*[.K5]" office:value-type="float" office:value="6.3">
            <text:p>6.3</text:p>
          </table:table-cell>
          <table:table-cell/>
        </table:table-row>
        <table:table-row table:style-name="ro1">
          <table:table-cell office:value-type="string">
            <text:p>SparkFun</text:p>
          </table:table-cell>
          <table:table-cell office:value-type="string">
            <text:p>SEN-08667</text:p>
          </table:table-cell>
          <table:table-cell office:value-type="string">
            <text:p>Toshiba</text:p>
          </table:table-cell>
          <table:table-cell office:value-type="string">
            <text:p>TCM8230MD</text:p>
          </table:table-cell>
          <table:table-cell office:value-type="string">
            <text:p>Camera</text:p>
          </table:table-cell>
          <table:table-cell office:value-type="string">
            <text:p>20-6x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.95">
            <text:p>9.95</text:p>
          </table:table-cell>
          <table:table-cell office:value-type="float" office:value="10">
            <text:p>10</text:p>
          </table:table-cell>
          <table:table-cell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I6]*[.L6]" office:value-type="float" office:value="9.95">
            <text:p>9.95</text:p>
          </table:table-cell>
          <table:table-cell table:formula="of:=[.L6]*[.K6]" office:value-type="float" office:value="8.96">
            <text:p>8.96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ZXM61N02FCT-ND</text:p>
          </table:table-cell>
          <table:table-cell office:value-type="string">
            <text:p>Diodes Incorporated</text:p>
          </table:table-cell>
          <table:table-cell office:value-type="string">
            <text:p>ZXM61N02FTA</text:p>
          </table:table-cell>
          <table:table-cell office:value-type="string">
            <text:p>N-MOSFET</text:p>
          </table:table-cell>
          <table:table-cell office:value-type="string">
            <text:p>SOT23-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I7]*[.L7]" office:value-type="float" office:value="1.18">
            <text:p>1.18</text:p>
          </table:table-cell>
          <table:table-cell table:number-columns-repeated="2"/>
        </table:table-row>
        <table:table-row table:style-name="ro3" table:number-rows-repeated="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02-13T22:32:05</dc:date>
    <dc:creator>Austin Buchan</dc:creator>
    <meta:editing-duration>PT4H56M10S</meta:editing-duration>
    <meta:editing-cycles>12</meta:editing-cycles>
    <meta:generator>LibreOffice/3.5$Linux_X86_64 LibreOffice_project/350m1$Build-2</meta:generator>
    <meta:document-statistic meta:table-count="3" meta:cell-count="422" meta:object-count="0"/>
  </office:meta>
</office:document-meta>
</file>